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8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office:forms form:automatic-focus="false" form:apply-design-mode="false"/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68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68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/00/0000</text:date>, <text:time style:data-style-name="N2" text:time-value="19:10:39.5196831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3-26T19:23:37.820035073</dc:date>
    <meta:editing-duration>P7DT13H12M51S</meta:editing-duration>
    <meta:editing-cycles>21</meta:editing-cycles>
    <meta:generator>LibreOffice/6.4.7.2$Linux_X86_64 LibreOffice_project/40$Build-2</meta:generator>
    <dc:creator>Pepe </dc:creator>
    <meta:document-statistic meta:table-count="5" meta:cell-count="5427" meta:object-count="0"/>
  </office:meta>
</office:document-meta>
</file>